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8028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8028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8028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8028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8028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8028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8028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8028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8028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8028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8028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8028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8028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8028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8028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8028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8028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braham Fernando Narváez Alcantar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/4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85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Dennys Daniel Narvaez Barret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60274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17.56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80" meta:non-whitespace-character-count="1012"/>
    <meta:template xlink:type="simple" xlink:actuate="onRequest" xlink:title="Normal" xlink:href=""/>
  </office:meta>
</office:document-meta>
</file>